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C4A4D49B.png" manifest:media-type="image/png"/>
  <manifest:file-entry manifest:full-path="Pictures/10000200000000AB000000ABC5376AF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964c5"/>
    </style:style>
    <style:style style:name="P2" style:family="paragraph" style:parent-style-name="Standard">
      <style:paragraph-properties fo:text-align="start" style:justify-single-word="false"/>
      <style:text-properties officeooo:paragraph-rsid="001964c5"/>
    </style:style>
    <style:style style:name="P3" style:family="paragraph" style:parent-style-name="Standard">
      <style:paragraph-properties fo:text-align="start" style:justify-single-word="false"/>
      <style:text-properties style:text-position="0% 100%" officeooo:paragraph-rsid="001964c5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964c5"/>
    </style:style>
    <style:style style:name="P5" style:family="paragraph" style:parent-style-name="Standard" style:list-style-name="L1">
      <style:paragraph-properties fo:text-align="start" style:justify-single-word="false"/>
      <style:text-properties style:text-position="0% 100%" officeooo:paragraph-rsid="001964c5"/>
    </style:style>
    <style:style style:name="P6" style:family="paragraph" style:parent-style-name="Standard" style:list-style-name="L1">
      <style:paragraph-properties fo:text-align="start" style:justify-single-word="false" style:writing-mode="lr-tb"/>
      <style:text-properties officeooo:paragraph-rsid="001964c5"/>
    </style:style>
    <style:style style:name="P7" style:family="paragraph" style:parent-style-name="Standard" style:list-style-name="L1">
      <style:paragraph-properties fo:text-align="start" style:justify-single-word="false" style:writing-mode="lr-tb"/>
      <style:text-properties officeooo:paragraph-rsid="001d1f3b"/>
    </style:style>
    <style:style style:name="P8" style:family="paragraph" style:parent-style-name="Standard">
      <style:paragraph-properties fo:text-align="start" style:justify-single-word="false" style:writing-mode="lr-tb"/>
      <style:text-properties officeooo:paragraph-rsid="001964c5"/>
    </style:style>
    <style:style style:name="P9" style:family="paragraph" style:parent-style-name="Standard" style:list-style-name="L1">
      <style:paragraph-properties fo:text-align="start" style:justify-single-word="false" style:writing-mode="lr-tb"/>
      <style:text-properties officeooo:rsid="001b5683" officeooo:paragraph-rsid="001d1f3b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b63c8"/>
    </style:style>
    <style:style style:name="T3" style:family="text">
      <style:text-properties style:text-position="0% 100%"/>
    </style:style>
    <style:style style:name="T4" style:family="text">
      <style:text-properties style:text-position="0% 100%" officeooo:rsid="001964c5"/>
    </style:style>
    <style:style style:name="T5" style:family="text">
      <style:text-properties style:text-position="0% 100%" officeooo:rsid="001a7a69"/>
    </style:style>
    <style:style style:name="T6" style:family="text">
      <style:text-properties style:text-position="0% 100%" fo:font-style="italic" style:font-style-asian="italic" style:font-style-complex="italic"/>
    </style:style>
    <style:style style:name="T7" style:family="text">
      <style:text-properties officeooo:rsid="001964c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2.03" style:data-style-name="N0">2.03</text:variable-set>: The Definition of Acceleration</text:p>
      <text:p text:style-name="P2"/>
      <text:list xml:id="list2837604005739280706" text:style-name="L1">
        <text:list-item>
          <text:p text:style-name="P4">What is the definition of acceleration (in equation form)? <text:s/>Explain the difference between velocity and acceleration. <text:s/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72354603656328" text:continue-numbering="true" text:style-name="L1">
        <text:list-item>
          <text:p text:style-name="P4">A car starts from a stop at a traffic light that has just turned green. <text:s/>The car accelerates at a rate of <text:span text:style-name="T7">4</text:span> m/s<text:span text:style-name="T1">2</text:span><text:span text:style-name="T3">. <text:s/>How fast is the car traveling after 5 seconds?</text:span>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72355089573438" text:continue-numbering="true" text:style-name="L1">
        <text:list-item>
          <text:p text:style-name="P5">You are riding your bike at a speed of 4 m/s when you see a large dog behind you. <text:s/>In an effort to outrun the dog, you accelerate to <text:span text:style-name="T7">15</text:span> m/s over the course of the next 8 seconds. <text:s/>What was your rate of acceleration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72355663893640" text:continue-numbering="true" text:style-name="L1">
        <text:list-item>
          <text:p text:style-name="P4"><text:span text:style-name="T3">You are skydiving, and are falling at your terminal velocity of </text:span><text:span text:style-name="T4">55</text:span><text:span text:style-name="T3"> m/s. <text:s/>You pull your parachute, and decelerate to a speed of 10 m/s, at a rate of 5 m/s</text:span><text:span text:style-name="T1">2</text:span><text:span text:style-name="T3">. <text:s/>How long did it take you to reach your final velocity?</text:span>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72355593444973" text:continue-numbering="true" text:style-name="L1">
        <text:list-item>
          <text:p text:style-name="P5">A car is driving on Lee Trevino at <text:span text:style-name="T7">18</text:span> m/s when the driver sees a red light. <text:s/>The driver slows the car to a stop over the next 8 seconds. <text:s/>What is the acceleration of the car?</text:p>
        </text:list-item>
      </text:list>
      <text:p text:style-name="P3"/>
      <text:p text:style-name="P3"/>
      <text:p text:style-name="P3"/>
      <text:p text:style-name="P3"/>
      <text:p text:style-name="P3"/>
      <text:p text:style-name="P3"><text:soft-page-break/></text:p>
      <text:list xml:id="list72355034263720" text:continue-numbering="true" text:style-name="L1">
        <text:list-item>
          <text:p text:style-name="P5">Lauren is walking at <text:span text:style-name="T7">1.5</text:span> m/s when she is startled by Benny walking behind her. Over the next two seconds, she starts to run at 6 m/s. What was her acceleration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72355137799454" text:continue-numbering="true" text:style-name="L1">
        <text:list-item>
          <text:p text:style-name="P5">A plane is traveling <text:span text:style-name="T7">30</text:span>0 m/s when it touches down on the runway while landing. <text:s/>It comes to a complete stop in 2<text:span text:style-name="T7">5</text:span> seconds. <text:s/>What is the acceleration of the plane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72354264106158" text:continue-numbering="true" text:style-name="L1">
        <text:list-item>
          <text:p text:style-name="P5">Elijah is driving a car with a top acceleration of <text:span text:style-name="T7">8</text:span> m/s<text:span text:style-name="T2">2</text:span>. <text:s/>If he starts from a stop, and accelerates for 3 seconds, what is the speed his car will be going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72355158713147" text:continue-numbering="true" text:style-name="L1">
        <text:list-item>
          <text:p text:style-name="P6"><text:span text:style-name="T3">Celina is marching forward at a speed of 1 m/s when she starts to march backward at a speed of </text:span><text:span text:style-name="T5">3</text:span><text:span text:style-name="T3"> m/s. <text:s/>If she accelerates at 12 m/s</text:span><text:span text:style-name="T1">2</text:span><text:span text:style-name="T3">, how much time will the change take?</text:span></text:p>
        </text:list-item>
      </text:list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list xml:id="list72355837847742" text:continue-numbering="true" text:style-name="L1">
        <text:list-item>
          <text:p text:style-name="P9"><text:span text:style-name="T3">A car is advertised to go from “0 to 60 mph </text:span><text:span text:style-name="T6">[26.822 m/s]</text:span><text:span text:style-name="T3"> in 4.3 seconds.” <text:s/>What is the acceleration of the car?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middle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C5376AFB.png" xlink:type="simple" xlink:show="embed" xlink:actuate="onLoad"/></draw:frame><draw:frame draw:style-name="Mfr2" draw:name="graphics1" text:anchor-type="paragraph" svg:width="0.75in" svg:height="0.8in" draw:z-index="3"><draw:image xlink:href="Pictures/10000201000000EF00000100C4A4D49B.png" xlink:type="simple" xlink:show="embed" xlink:actuate="onLoad"/></draw:frame> <text:s text:c="20"/>Name:<text:tab/><text:tab/><text:date style:data-style-name="N37" text:date-value="2016-09-06T07:23:53.982863137" text:date-adjust="PT24H00M00S">09/07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2.03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3T13:46:38.485549741</meta:creation-date>
    <meta:editing-duration>PT38S</meta:editing-duration>
    <meta:editing-cycles>5</meta:editing-cycles>
    <meta:generator>LibreOffice/4.3.7.2$Linux_X86_64 LibreOffice_project/430$Build-2</meta:generator>
    <meta:initial-creator>Jonas Williamson</meta:initial-creator>
    <dc:date>2016-09-06T07:23:53.876771520</dc:date>
    <meta:document-statistic meta:table-count="0" meta:image-count="2" meta:object-count="0" meta:page-count="2" meta:paragraph-count="13" meta:word-count="349" meta:character-count="1789" meta:non-whitespace-character-count="1413"/>
  </office:meta>
</office:document-meta>
</file>